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F0E54543A9D0F0CE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57cm, 5.042cm, 18.976cm, 6.226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017cm" svg:height="22.821cm" svg:x="0.992cm" svg:y="2.192cm">
          <draw:image xlink:href="Pictures/10000000000005E8000007E0F0E54543A9D0F0C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14T16:34:59.595154956</dc:date>
    <meta:editing-duration>PT3M34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